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Liberation Mono" svg:font-family="'Liberation Mono'" style:font-family-generic="modern" style:font-pitch="fixed"/>
    <style:font-face style:name="Liberation Serif" svg:font-family="'Liberation Serif'" style:font-family-generic="roman" style:font-pitch="variable"/>
    <style:font-face style:name="DejaVu LGC Sans" svg:font-family="'DejaVu LGC Sans'" style:font-family-generic="system" style:font-pitch="variable"/>
  </office:font-face-decls>
  <office:automatic-styles>
    <style:style style:name="P1" style:family="paragraph" style:parent-style-name="Preformatted_20_Text" style:list-style-name="L1"/>
    <style:style style:name="P2" style:family="paragraph" style:parent-style-name="Preformatted_20_Text">
      <style:paragraph-properties fo:margin-top="0in" fo:margin-bottom="0.1965in"/>
    </style:style>
    <style:style style:name="P3" style:family="paragraph" style:parent-style-name="Preformatted_20_Text" style:list-style-name="L1">
      <style:paragraph-properties fo:margin-top="0in" fo:margin-bottom="0.1965in"/>
    </style:style>
    <style:style style:name="P4" style:family="paragraph" style:parent-style-name="Text_20_body" style:list-style-name="L1"/>
    <style:style style:name="P5" style:family="paragraph" style:parent-style-name="Text_20_body" style:list-style-name="L1">
      <style:paragraph-properties fo:margin-top="0in" fo:margin-bottom="0in"/>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JMS transactions with JTA in JBoss 4</text:h>
      <text:section text:style-name="Sect1" text:name="content">
        <text:p text:style-name="Text_20_body">It took me a couple of days to find out how to correctly use transacted JMS in <text:a xlink:type="simple" xlink:href="http://www.jboss.com/">JBoss</text:a> with JBossMQ. There are many pitfalls to avoid.</text:p>
        <text:p text:style-name="Text_20_body">This is all about <text:span text:style-name="Emphasis">sending</text:span> of messages. If you are looking about information about <text:span text:style-name="Emphasis">receiving</text:span> messages with a MDB you are most likely in the wrong place.</text:p>
        <text:h text:style-name="Heading_20_3" text:outline-level="3" text:is-list-header="true">Local vs. JTA transactions</text:h>
        <text:p text:style-name="Text_20_body">First it is very important to understand the difference between local transactions and global (JTA) transactions. All JMS Sessions support <text:span text:style-name="Emphasis">local transactions</text:span>. That is, calling <text:span text:style-name="Source_20_Text">commit()</text:span> and <text:span text:style-name="Source_20_Text">rollback()</text:span> directly on the JMS Session object. Local transactions only affect the JMS session, nothing else. Local transactions have nothing to do with and are independent from the JTA transactions used by container (CMT) or by bean managed transactions (BMT).</text:p>
        <text:p text:style-name="Text_20_body"><text:span text:style-name="Emphasis">JTA transactions</text:span> are the ones used by the container. Also transactions controlled through the <text:span text:style-name="Source_20_Text">UserTransaction</text:span> object for bean managed transactions are JTA. JTA transactions can span multiple resources (DB connections, JMS sessions, any other resource adapters (RAR) that support transactions). Connections produced by resource adapter connection factories are automatically associated with a running JTA transaction (current thread) although not all resource adapters support global transactions. JTA transactions are best used with XA resources.</text:p>
        <text:p text:style-name="Text_20_body">You may use local transaction for simple cases. Actually almost all sample code I found on the web uses local transactions for JMS. But in robust real-world applications you will need JTA transactions, as JMS will rarely be your only resource during a transaction. Using JTA means that messages you send from a session bean get really sent only with the commit (along with your DB changes etc.), and are discarded if you rollback.</text:p>
        <text:p text:style-name="Text_20_body">If you have an MDB that sends out messages (as an answer to a received message for example) and you use JTA, a commit or rollback will control both sending of your generated messages and re-delivery of the received message.</text:p>
        <text:h text:style-name="Heading_20_3" text:outline-level="3" text:is-list-header="true">Step by step</text:h>
        <text:p text:style-name="Text_20_body">To successfully send JMS messages controlled by a JTA transaction:</text:p>
        <text:list xml:id="list1177223142" text:style-name="L1">
          <text:list-item>
            <text:p text:style-name="P5">Use the connection factory provided under the JNDI name <text:span text:style-name="Source_20_Text">java:/JmsXA</text:span> only. This connection factory uses the JMS resource adapter and as such supports JTA. The other connection factories (e.g. <text:span text:style-name="Source_20_Text">ConnectionFactory</text:span>) only support local transactions. </text:p>
          </text:list-item>
          <text:list-item>
            <text:p text:style-name="P4">The connection factory needs to be linked to your bean's JNDI namespace with <text:span text:style-name="Source_20_Text">resource-ref</text:span> entries in <text:span text:style-name="Source_20_Text">ejb-jar.xml</text:span> and <text:span text:style-name="Source_20_Text">jboss.xml</text:span> if you use EJB2. Alternatively you can use annotations with EJB3 and let the container inject the object like so:</text:p>
            <text:p text:style-name="P1">@Resource(mappedName="java:/JmsXA")</text:p>
            <text:p text:style-name="P3">ConnectionFactory connFactory;</text:p>
          </text:list-item>
          <text:list-item>
            <text:p text:style-name="P5">Don't get confused by <text:span text:style-name="Source_20_Text">XAConnectionFactory.</text:span> JTA uses it internally. You will never need this. </text:p>
          </text:list-item>
          <text:list-item>
            <text:p text:style-name="P5">Use a transactional DB that supports <text:span text:style-name="Source_20_Text">READ_COMMITTED</text:span> transaction isolation for the JMS persistence, such as <text:a xlink:type="simple" xlink:href="http://www.postgresql.org/">PostgreSQL</text:a> , <text:a xlink:type="simple" xlink:href="http://www.mysql.com/">MySQL </text:a>or <text:a xlink:type="simple" xlink:href="http://www.oracle.com/">Oracle</text:a> . The default <text:a xlink:type="simple" xlink:href="http://hsqldb.org/">HSQLDB</text:a> only provides <text:span text:style-name="Source_20_Text">READ_UNCOMMITTED</text:span> transaction isolation which is not enough! You absolutely need READ_COMMITTED isolation. This is done by first deploying a data source file (see section 7.3 in the JBoss Admin Guide). Then replace the files <text:span text:style-name="Source_20_Text">$JBOSS_HOME/server/all/deploy-hasingleton/jms/hsqldb-*.xml</text:span> with something for the DB you have chosen (the SQL in this file is DB product specific!). Don't forget to change the datasource name in those files. You also need to change the datasource name in <text:span text:style-name="Source_20_Text">$JBOSS_HOME/server/all/conf/login-conf.xml</text:span> . The JBoss Wiki has more information about <text:a xlink:type="simple" xlink:href="http://wiki.jboss.org/wiki/Wiki.jsp?page=ConfigJBossMQDB">changing away from HSQLDB</text:a> </text:p>
          </text:list-item>
          <text:list-item>
            <text:p text:style-name="P5">Set the transaction attribute of the business method to be transacted to <text:span text:style-name="Source_20_Text">REQUIRED</text:span> (this is the default in <text:soft-page-break/>EJB3) if you use container managed transactions (CMT). Or use the <text:span text:style-name="Source_20_Text">UserTransaction</text:span> object when using bean managed transactions (BMT). </text:p>
          </text:list-item>
          <text:list-item>
            <text:p text:style-name="P4">In JTA transactions create and close all the JMS Connection, Session and MessageProducer objects <text:span text:style-name="Emphasis">inside</text:span> the transaction boundaries. Do <text:span text:style-name="Emphasis">not</text:span> be tempted to create only one Connection (or even Session) per bean instance in the constructor or a PostConstruct method. It doesn't work and wouldn't scale either. </text:p>
          </text:list-item>
        </text:list>
        <text:p text:style-name="Text_20_body">Finally here is some sample code:</text:p>
        <text:p text:style-name="Preformatted_20_Text">@Stateless</text:p>
        <text:p text:style-name="Preformatted_20_Text">public class MyBean implements IMyBeanLocal, IMyBeanRemote {</text:p>
        <text:p text:style-name="Preformatted_20_Text"><text:s text:c="2"/>@Resource(mappedName="java:/JmsXA")</text:p>
        <text:p text:style-name="Preformatted_20_Text"><text:s text:c="2"/>ConnectionFactory connFactory;</text:p>
        <text:p text:style-name="Preformatted_20_Text"><text:s/></text:p>
        <text:p text:style-name="Preformatted_20_Text"><text:s text:c="2"/>// uses HA-JNDI because in a cluster the queue may be remote!</text:p>
        <text:p text:style-name="Preformatted_20_Text"><text:s text:c="2"/>@Resource(mappedName="jnp://localhost:1100/queue/myApplication/MyQueue")</text:p>
        <text:p text:style-name="Preformatted_20_Text"><text:s text:c="2"/>Queue queue;</text:p>
        <text:p text:style-name="Preformatted_20_Text"><text:s/></text:p>
        <text:p text:style-name="Preformatted_20_Text"><text:s text:c="2"/>@TransactionAttribute(TransactionAttributeType.REQUIRED)</text:p>
        <text:p text:style-name="Preformatted_20_Text"><text:s text:c="2"/>public void doBusiness() {</text:p>
        <text:p text:style-name="Preformatted_20_Text"><text:s text:c="4"/>Connection connection = null;</text:p>
        <text:p text:style-name="Preformatted_20_Text"><text:s text:c="4"/>Session session = null;</text:p>
        <text:p text:style-name="Preformatted_20_Text"><text:s text:c="4"/>MessageProducer sender = null;</text:p>
        <text:p text:style-name="Preformatted_20_Text"><text:s text:c="4"/>try {</text:p>
        <text:p text:style-name="Preformatted_20_Text"><text:s text:c="6"/>connection = connFactory.createConnection();</text:p>
        <text:p text:style-name="Preformatted_20_Text"><text:s text:c="6"/>session = connection.createSession(true, 0);</text:p>
        <text:p text:style-name="Preformatted_20_Text"><text:s text:c="6"/>sender = session.createProducer(queue);</text:p>
        <text:p text:style-name="Preformatted_20_Text"><text:s text:c="6"/>TextMessage message = session.createTextMessage();</text:p>
        <text:p text:style-name="Preformatted_20_Text"><text:s text:c="6"/>message.setJMSType("foo");</text:p>
        <text:p text:style-name="Preformatted_20_Text"><text:s text:c="6"/>message.setText("hello world");</text:p>
        <text:p text:style-name="Preformatted_20_Text"><text:s text:c="6"/>sender.send(message);</text:p>
        <text:p text:style-name="Preformatted_20_Text"><text:s text:c="4"/>} finally {</text:p>
        <text:p text:style-name="Preformatted_20_Text"><text:s text:c="6"/>if (sender != null) try { sender.close(); } catch (Exception ignore) { }</text:p>
        <text:p text:style-name="Preformatted_20_Text"><text:s text:c="6"/>if (session != null) try { session.close(); } catch (Exception ignore) { }</text:p>
        <text:p text:style-name="Preformatted_20_Text"><text:s text:c="6"/>if (connection != null) try { connection.close(); } catch (Exception ignore) { }</text:p>
        <text:p text:style-name="Preformatted_20_Text"><text:s text:c="4"/>}</text:p>
        <text:p text:style-name="Preformatted_20_Text"><text:s text:c="2"/>}</text:p>
        <text:p text:style-name="P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Liberation Mono" svg:font-family="'Liberation Mono'" style:font-family-generic="modern" style:font-pitch="fixed"/>
    <style:font-face style:name="Liberation Serif" svg:font-family="'Liberation Serif'" style:font-family-generic="roman"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letter-kerning="true" style:font-name-asian="DejaVu LGC Sans" style:font-size-asian="10.5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0835in" fo:margin-bottom="0.0835in" text:number-lines="false" text:line-number="0"/>
      <style:text-properties style:font-name="Arial"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ing_20_1" style:display-name="Heading 1" style:family="paragraph" style:parent-style-name="Title" style:next-style-name="Text_20_body" style:class="text" style:default-outline-level="1">
      <style:text-properties style:font-name="Liberation Serif" fo:font-size="24pt" fo:font-weight="bold" style:font-name-asian="DejaVu LGC Sans" style:font-size-asian="24pt" style:font-weight-asian="bold" style:font-name-complex="DejaVu LGC Sans" style:font-size-complex="24pt" style:font-weight-complex="bold"/>
    </style:style>
    <style:style style:name="Heading_20_3" style:display-name="Heading 3" style:family="paragraph" style:parent-style-name="Title" style:next-style-name="Text_20_body" style:class="text" style:default-outline-level="3">
      <style:text-properties style:font-name="Liberation Serif" fo:font-size="14pt" fo:font-weight="bold" style:font-name-asian="DejaVu LGC Sans" style:font-size-asian="14pt" style:font-weight-asian="bold" style:font-name-complex="DejaVu LGC Sans"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style:font-name-asian="Liberation Mono" style:font-name-complex="Liberation Mono"/>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1-22T15:49:12</meta:creation-date>
    <meta:document-statistic meta:table-count="0" meta:image-count="0" meta:object-count="0" meta:page-count="2" meta:paragraph-count="48" meta:word-count="735" meta:character-count="5110"/>
    <dc:date>2009-01-22T15:49:37</dc:date>
    <meta:editing-duration>PT00H00M28S</meta:editing-duration>
    <meta:editing-cycles>1</meta:editing-cycles>
    <meta:generator>OpenOffice.org/3.0$Linux OpenOffice.org_project/300m9$Build-9358</meta:generator>
  </office:meta>
</office:document-meta>
</file>